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B00000062A0644589E3CD43C1.png" manifest:media-type="image/png"/>
  <manifest:file-entry manifest:full-path="Pictures/10000001000001B10000005F18ACC6184E01FB79.png" manifest:media-type="image/png"/>
  <manifest:file-entry manifest:full-path="Pictures/1000000100000229000000AB4DD9528BE8A3D1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6c97" officeooo:paragraph-rsid="000b6c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5" text:anchor-type="char" svg:x="-0.175cm" svg:y="1.411cm" svg:width="9.165cm" svg:height="2.011cm" draw:z-index="1"><draw:image xlink:href="Pictures/10000001000001B10000005F18ACC6184E01FB79.png" xlink:type="simple" xlink:show="embed" xlink:actuate="onLoad" draw:mime-type="image/png"/></draw:frame>CREAR Y USAR BASE DE DA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-0.055cm" svg:y="1.229cm" svg:width="10.732cm" svg:height="2.074cm" draw:z-index="2"><draw:image xlink:href="Pictures/10000001000001FB00000062A0644589E3CD43C1.png" xlink:type="simple" xlink:show="embed" xlink:actuate="onLoad" draw:mime-type="image/png"/></draw:frame>CRAR TABLA CON COMENT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x="-0.062cm" svg:y="1.27cm" svg:width="11.705cm" svg:height="3.62cm" draw:z-index="0"><draw:image xlink:href="Pictures/1000000100000229000000AB4DD9528BE8A3D10E.png" xlink:type="simple" xlink:show="embed" xlink:actuate="onLoad" draw:mime-type="image/png"/></draw:frame>ENSEÑAR ESQUEMA TAB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0:22:44.017000000</meta:creation-date>
    <dc:date>2023-11-29T10:24:35.825000000</dc:date>
    <meta:editing-duration>PT1M52S</meta:editing-duration>
    <meta:editing-cycles>1</meta:editing-cycles>
    <meta:document-statistic meta:table-count="0" meta:image-count="3" meta:object-count="0" meta:page-count="1" meta:paragraph-count="3" meta:word-count="13" meta:character-count="72" meta:non-whitespace-character-count="62"/>
    <meta:generator>LibreOffice/7.6.0.3$Windows_X86_64 LibreOffice_project/69edd8b8ebc41d00b4de3915dc82f8f0fc3b6265</meta:generator>
  </office:meta>
</office:document-meta>
</file>